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1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70.880201233438">
            <text:p>670.88</text:p>
          </table:table-cell>
          <table:table-cell/>
          <table:table-cell table:formula="oooc:=[$globals.$C$62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3888.87774373936">
            <text:p>3888.88</text:p>
          </table:table-cell>
          <table:table-cell/>
          <table:table-cell table:formula="oooc:=[.H3]*[$globals.$C$60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2542.5792532653">
            <text:p>22542.58</text:p>
          </table:table-cell>
          <table:table-cell/>
          <table:table-cell table:formula="oooc:=[.H4]*[$globals.$C$60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2]*[$globals.$C$63]" office:value-type="float" office:value="130672.114907145">
            <text:p>130672.11</text:p>
          </table:table-cell>
          <table:table-cell/>
          <table:table-cell table:formula="oooc:=[.H5]*[$globals.$C$60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57464.415338928">
            <text:p>757464.42</text:p>
          </table:table-cell>
          <table:table-cell/>
          <table:table-cell table:formula="oooc:=[.H6]*[$globals.$C$60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390778.71290635">
            <text:p>4390778.71</text:p>
          </table:table-cell>
          <table:table-cell/>
          <table:table-cell table:formula="oooc:=[.H7]*[$globals.$C$60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2]*[$globals.$C$63]" office:value-type="float" office:value="25451938.4875462">
            <text:p>25451938.49</text:p>
          </table:table-cell>
          <table:table-cell/>
          <table:table-cell table:formula="oooc:=[.H8]*[$globals.$C$60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47536738.954681">
            <text:p>147536738.95</text:p>
          </table:table-cell>
          <table:table-cell/>
          <table:table-cell table:formula="oooc:=[.H9]*[$globals.$C$60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55223241.720174">
            <text:p>855223241.72</text:p>
          </table:table-cell>
          <table:table-cell/>
          <table:table-cell table:formula="oooc:=[.H10]*[$globals.$C$60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4957455331.8752">
            <text:p>4957455331.88</text:p>
          </table:table-cell>
          <table:table-cell/>
          <table:table-cell table:formula="oooc:=[.H11]*[$globals.$C$60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8736781425.7545">
            <text:p>28736781425.75</text:p>
          </table:table-cell>
          <table:table-cell/>
          <table:table-cell table:formula="oooc:=[.H12]*[$globals.$C$60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66577921822.489">
            <text:p>166577921822.49</text:p>
          </table:table-cell>
          <table:table-cell/>
          <table:table-cell table:formula="oooc:=[.H13]*[$globals.$C$60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1">
            <text:p>5.21</text:p>
          </table:table-cell>
          <table:table-cell table:formula="oooc:=[.$D5]*[$globals.$C$34]/[.$K5]" office:value-type="float" office:value="104.2">
            <text:p>104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2">
            <text:p>32</text:p>
          </table:table-cell>
          <table:table-cell table:formula="oooc:=[.Y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W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53">
            <text:p>6.53</text:p>
          </table:table-cell>
          <table:table-cell table:formula="oooc:=[.$D6]*[$globals.$C$34]/[.$K6]" office:value-type="float" office:value="130.6">
            <text:p>130.6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8.562893571271">
            <text:p>48.56</text:p>
          </table:table-cell>
          <table:table-cell table:formula="oooc:=[.Y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W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18">
            <text:p>8.18</text:p>
          </table:table-cell>
          <table:table-cell table:formula="oooc:=[.$D7]*[$globals.$C$34]/[.$K7]" office:value-type="float" office:value="163.6">
            <text:p>163.6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3.698582250456">
            <text:p>73.7</text:p>
          </table:table-cell>
          <table:table-cell table:formula="oooc:=[.Y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W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40">
            <text:p>340</text:p>
          </table:table-cell>
          <table:table-cell table:formula="oooc:=CEILING(([.R8]-[.U8]/2);[.U8])" office:value-type="float" office:value="10.24">
            <text:p>10.24</text:p>
          </table:table-cell>
          <table:table-cell table:formula="oooc:=[.$D8]*[$globals.$C$34]/[.$K8]" office:value-type="float" office:value="204.8">
            <text:p>204.8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11.844262693202">
            <text:p>111.84</text:p>
          </table:table-cell>
          <table:table-cell table:formula="oooc:=[.Y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W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10">
            <text:p>510</text:p>
          </table:table-cell>
          <table:table-cell table:formula="oooc:=CEILING(([.R9]-[.U9]/2);[.U9])" office:value-type="float" office:value="12.83">
            <text:p>12.83</text:p>
          </table:table-cell>
          <table:table-cell table:formula="oooc:=[.$D9]*[$globals.$C$34]/[.$K9]" office:value-type="float" office:value="256.6">
            <text:p>256.6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9.733782053976">
            <text:p>169.73</text:p>
          </table:table-cell>
          <table:table-cell table:formula="oooc:=[.Y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W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70">
            <text:p>770</text:p>
          </table:table-cell>
          <table:table-cell table:formula="oooc:=CEILING(([.R10]-[.U10]/2);[.U10])" office:value-type="float" office:value="16.08">
            <text:p>16.08</text:p>
          </table:table-cell>
          <table:table-cell table:formula="oooc:=[.$D10]*[$globals.$C$34]/[.$K10]" office:value-type="float" office:value="321.6">
            <text:p>321.6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57.586362291767">
            <text:p>257.59</text:p>
          </table:table-cell>
          <table:table-cell table:formula="oooc:=[.Y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W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200">
            <text:p>2,200</text:p>
          </table:table-cell>
          <table:table-cell table:formula="oooc:=CEILING(([.R13]-[.U13]/2);[.U13])" office:value-type="float" office:value="6.57">
            <text:p>6.57</text:p>
          </table:table-cell>
          <table:table-cell table:formula="oooc:=[.$D13]*[$globals.$C$34]/[.$K13]" office:value-type="float" office:value="131.4">
            <text:p>131.4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022.27137950807">
            <text:p>1022.27</text:p>
          </table:table-cell>
          <table:table-cell table:formula="oooc:=[.Y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W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300">
            <text:p>3,300</text:p>
          </table:table-cell>
          <table:table-cell table:formula="oooc:=CEILING(([.R14]-[.U14]/2);[.U14])" office:value-type="float" office:value="8.23">
            <text:p>8.23</text:p>
          </table:table-cell>
          <table:table-cell table:formula="oooc:=[.$D14]*[$globals.$C$34]/[.$K14]" office:value-type="float" office:value="164.6">
            <text:p>164.6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51.38925637522">
            <text:p>1551.39</text:p>
          </table:table-cell>
          <table:table-cell table:formula="oooc:=[.Y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W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5000">
            <text:p>5,000</text:p>
          </table:table-cell>
          <table:table-cell table:formula="oooc:=CEILING(([.R15]-[.U15]/2);[.U15])" office:value-type="float" office:value="10.31">
            <text:p>10.31</text:p>
          </table:table-cell>
          <table:table-cell table:formula="oooc:=[.$D15]*[$globals.$C$34]/[.$K15]" office:value-type="float" office:value="206.2">
            <text:p>206.2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354.37347953009">
            <text:p>2354.37</text:p>
          </table:table-cell>
          <table:table-cell table:formula="oooc:=[.Y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W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700">
            <text:p>7,700</text:p>
          </table:table-cell>
          <table:table-cell table:formula="oooc:=CEILING(([.R16]-[.U16]/2);[.U16])" office:value-type="float" office:value="12.91">
            <text:p>12.91</text:p>
          </table:table-cell>
          <table:table-cell table:formula="oooc:=[.$D16]*[$globals.$C$34]/[.$K16]" office:value-type="float" office:value="258.2">
            <text:p>258.2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572.97464729509">
            <text:p>3572.97</text:p>
          </table:table-cell>
          <table:table-cell table:formula="oooc:=[.Y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W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2000">
            <text:p>12,000</text:p>
          </table:table-cell>
          <table:table-cell table:formula="oooc:=CEILING(([.R17]-[.U17]/2);[.U17])" office:value-type="float" office:value="16.18">
            <text:p>16.18</text:p>
          </table:table-cell>
          <table:table-cell table:formula="oooc:=[.$D17]*[$globals.$C$34]/[.$K17]" office:value-type="float" office:value="323.6">
            <text:p>323.6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422.31211029503">
            <text:p>5422.31</text:p>
          </table:table-cell>
          <table:table-cell table:formula="oooc:=[.Y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W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8000">
            <text:p>18,000</text:p>
          </table:table-cell>
          <table:table-cell table:formula="oooc:=CEILING(([.R18]-[.U18]/2);[.U18])" office:value-type="float" office:value="20.27">
            <text:p>20.27</text:p>
          </table:table-cell>
          <table:table-cell table:formula="oooc:=[.$D18]*[$globals.$C$34]/[.$K18]" office:value-type="float" office:value="405.4">
            <text:p>405.4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8228.84893507722">
            <text:p>8228.85</text:p>
          </table:table-cell>
          <table:table-cell table:formula="oooc:=[.Y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W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6000">
            <text:p>56,000</text:p>
          </table:table-cell>
          <table:table-cell table:formula="oooc:=CEILING(([.R21]-[.U21]/2);[.U21])" office:value-type="float" office:value="7.34">
            <text:p>7.34</text:p>
          </table:table-cell>
          <table:table-cell table:formula="oooc:=[.$D21]*[$globals.$C$34]/[.$K21]" office:value-type="float" office:value="146.8">
            <text:p>146.8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0708.2100528585">
            <text:p>30708.21</text:p>
          </table:table-cell>
          <table:table-cell table:formula="oooc:=[.Y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W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6000">
            <text:p>86,000</text:p>
          </table:table-cell>
          <table:table-cell table:formula="oooc:=CEILING(([.R22]-[.U22]/2);[.U22])" office:value-type="float" office:value="9.19">
            <text:p>9.19</text:p>
          </table:table-cell>
          <table:table-cell table:formula="oooc:=[.$D22]*[$globals.$C$34]/[.$K22]" office:value-type="float" office:value="183.8">
            <text:p>183.8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6602.4855175376">
            <text:p>46602.49</text:p>
          </table:table-cell>
          <table:table-cell table:formula="oooc:=[.Y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W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51">
            <text:p>11.51</text:p>
          </table:table-cell>
          <table:table-cell table:formula="oooc:=[.$D23]*[$globals.$C$34]/[.$K23]" office:value-type="float" office:value="230.2">
            <text:p>230.2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70723.4857607773">
            <text:p>70723.49</text:p>
          </table:table-cell>
          <table:table-cell table:formula="oooc:=[.Y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W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14.43">
            <text:p>14.43</text:p>
          </table:table-cell>
          <table:table-cell table:formula="oooc:=[.$D24]*[$globals.$C$34]/[.$K24]" office:value-type="float" office:value="288.6">
            <text:p>288.6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7329.284749685">
            <text:p>107329.28</text:p>
          </table:table-cell>
          <table:table-cell table:formula="oooc:=[.Y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W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300000">
            <text:p>300,000</text:p>
          </table:table-cell>
          <table:table-cell table:formula="oooc:=CEILING(([.R25]-[.U25]/2);[.U25])" office:value-type="float" office:value="18.08">
            <text:p>18.08</text:p>
          </table:table-cell>
          <table:table-cell table:formula="oooc:=[.$D25]*[$globals.$C$34]/[.$K25]" office:value-type="float" office:value="361.6">
            <text:p>361.6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62881.894761862">
            <text:p>162881.89</text:p>
          </table:table-cell>
          <table:table-cell table:formula="oooc:=[.Y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W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50000">
            <text:p>450,000</text:p>
          </table:table-cell>
          <table:table-cell table:formula="oooc:=CEILING(([.R26]-[.U26]/2);[.U26])" office:value-type="float" office:value="22.65">
            <text:p>22.65</text:p>
          </table:table-cell>
          <table:table-cell table:formula="oooc:=[.$D26]*[$globals.$C$34]/[.$K26]" office:value-type="float" office:value="453">
            <text:p>453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47188.003750228">
            <text:p>247188</text:p>
          </table:table-cell>
          <table:table-cell table:formula="oooc:=[.Y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W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300000">
            <text:p>3,300,000</text:p>
          </table:table-cell>
          <table:table-cell table:formula="oooc:=CEILING(([.R29]-[.U29]/2);[.U29])" office:value-type="float" office:value="3.58">
            <text:p>3.58</text:p>
          </table:table-cell>
          <table:table-cell table:formula="oooc:=[.$D29]*[$globals.$C$34]/[.$K29]" office:value-type="float" office:value="71.6">
            <text:p>71.6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51276.492513922">
            <text:p>951276.49</text:p>
          </table:table-cell>
          <table:table-cell table:formula="oooc:=[.Y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W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5100000">
            <text:p>5,100,000</text:p>
          </table:table-cell>
          <table:table-cell table:formula="oooc:=CEILING(([.R30]-[.U30]/2);[.U30])" office:value-type="float" office:value="4.48">
            <text:p>4.48</text:p>
          </table:table-cell>
          <table:table-cell table:formula="oooc:=[.$D30]*[$globals.$C$34]/[.$K30]" office:value-type="float" office:value="89.6">
            <text:p>89.6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443648.09571267">
            <text:p>1443648.1</text:p>
          </table:table-cell>
          <table:table-cell table:formula="oooc:=[.Y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W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700000">
            <text:p>7,700,000</text:p>
          </table:table-cell>
          <table:table-cell table:formula="oooc:=CEILING(([.R31]-[.U31]/2);[.U31])" office:value-type="float" office:value="5.61">
            <text:p>5.61</text:p>
          </table:table-cell>
          <table:table-cell table:formula="oooc:=[.$D31]*[$globals.$C$34]/[.$K31]" office:value-type="float" office:value="112.2">
            <text:p>112.2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90866.52582695">
            <text:p>2190866.53</text:p>
          </table:table-cell>
          <table:table-cell table:formula="oooc:=[.Y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W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2000000">
            <text:p>12,000,000</text:p>
          </table:table-cell>
          <table:table-cell table:formula="oooc:=CEILING(([.R32]-[.U32]/2);[.U32])" office:value-type="float" office:value="7.03">
            <text:p>7.03</text:p>
          </table:table-cell>
          <table:table-cell table:formula="oooc:=[.$D32]*[$globals.$C$34]/[.$K32]" office:value-type="float" office:value="140.6">
            <text:p>140.6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324838.06008108">
            <text:p>3324838.06</text:p>
          </table:table-cell>
          <table:table-cell table:formula="oooc:=[.Y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W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8000000">
            <text:p>18,000,000</text:p>
          </table:table-cell>
          <table:table-cell table:formula="oooc:=CEILING(([.R33]-[.U33]/2);[.U33])" office:value-type="float" office:value="8.81">
            <text:p>8.81</text:p>
          </table:table-cell>
          <table:table-cell table:formula="oooc:=[.$D33]*[$globals.$C$34]/[.$K33]" office:value-type="float" office:value="176.2">
            <text:p>176.2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5045742.40166964">
            <text:p>5045742.4</text:p>
          </table:table-cell>
          <table:table-cell table:formula="oooc:=[.Y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W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7000000">
            <text:p>27,000,000</text:p>
          </table:table-cell>
          <table:table-cell table:formula="oooc:=CEILING(([.R34]-[.U34]/2);[.U34])" office:value-type="float" office:value="11.04">
            <text:p>11.04</text:p>
          </table:table-cell>
          <table:table-cell table:formula="oooc:=[.$D34]*[$globals.$C$34]/[.$K34]" office:value-type="float" office:value="220.8">
            <text:p>220.8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657370.35126038">
            <text:p>7657370.35</text:p>
          </table:table-cell>
          <table:table-cell table:formula="oooc:=[.Y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W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8000000">
            <text:p>88,000,000</text:p>
          </table:table-cell>
          <table:table-cell table:formula="oooc:=CEILING(([.R37]-[.U37]/2);[.U37])" office:value-type="float" office:value="3.87">
            <text:p>3.87</text:p>
          </table:table-cell>
          <table:table-cell table:formula="oooc:=[.$D37]*[$globals.$C$34]/[.$K37]" office:value-type="float" office:value="77.4">
            <text:p>77.4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9468567.6453276">
            <text:p>29468567.65</text:p>
          </table:table-cell>
          <table:table-cell table:formula="oooc:=[.Y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W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4.85">
            <text:p>4.85</text:p>
          </table:table-cell>
          <table:table-cell table:formula="oooc:=[.$D38]*[$globals.$C$34]/[.$K38]" office:value-type="float" office:value="97">
            <text:p>97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4721216.0705575">
            <text:p>44721216.07</text:p>
          </table:table-cell>
          <table:table-cell table:formula="oooc:=[.Y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W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08">
            <text:p>6.08</text:p>
          </table:table-cell>
          <table:table-cell table:formula="oooc:=[.$D39]*[$globals.$C$34]/[.$K39]" office:value-type="float" office:value="121.6">
            <text:p>121.6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7868489.2628844">
            <text:p>67868489.26</text:p>
          </table:table-cell>
          <table:table-cell table:formula="oooc:=[.Y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W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10000000">
            <text:p>310,000,000</text:p>
          </table:table-cell>
          <table:table-cell table:formula="oooc:=CEILING(([.R40]-[.U40]/2);[.U40])" office:value-type="float" office:value="7.62">
            <text:p>7.62</text:p>
          </table:table-cell>
          <table:table-cell table:formula="oooc:=[.$D40]*[$globals.$C$34]/[.$K40]" office:value-type="float" office:value="152.4">
            <text:p>152.4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02996569.403637">
            <text:p>102996569.4</text:p>
          </table:table-cell>
          <table:table-cell table:formula="oooc:=[.Y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W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70000000">
            <text:p>470,000,000</text:p>
          </table:table-cell>
          <table:table-cell table:formula="oooc:=CEILING(([.R41]-[.U41]/2);[.U41])" office:value-type="float" office:value="9.55">
            <text:p>9.55</text:p>
          </table:table-cell>
          <table:table-cell table:formula="oooc:=[.$D41]*[$globals.$C$34]/[.$K41]" office:value-type="float" office:value="191">
            <text:p>191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6306607.44234">
            <text:p>156306607.44</text:p>
          </table:table-cell>
          <table:table-cell table:formula="oooc:=[.Y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W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710000000">
            <text:p>710,000,000</text:p>
          </table:table-cell>
          <table:table-cell table:formula="oooc:=CEILING(([.R42]-[.U42]/2);[.U42])" office:value-type="float" office:value="11.96">
            <text:p>11.96</text:p>
          </table:table-cell>
          <table:table-cell table:formula="oooc:=[.$D42]*[$globals.$C$34]/[.$K42]" office:value-type="float" office:value="239.2">
            <text:p>239.2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37209410.678399">
            <text:p>237209410.68</text:p>
          </table:table-cell>
          <table:table-cell table:formula="oooc:=[.Y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W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500000000">
            <text:p>1,500,000,000</text:p>
          </table:table-cell>
          <table:table-cell table:formula="oooc:=CEILING(([.R45]-[.U45]/2);[.U45])" office:value-type="float" office:value="6.67">
            <text:p>6.67</text:p>
          </table:table-cell>
          <table:table-cell table:formula="oooc:=[.$D45]*[$globals.$C$34]/[.$K45]" office:value-type="float" office:value="133.4">
            <text:p>133.4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912874948.452">
            <text:p>912874948.45</text:p>
          </table:table-cell>
          <table:table-cell table:formula="oooc:=[.Y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W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35">
            <text:p>8.35</text:p>
          </table:table-cell>
          <table:table-cell table:formula="oooc:=[.$D46]*[$globals.$C$34]/[.$K46]" office:value-type="float" office:value="167">
            <text:p>167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85370280.17356">
            <text:p>1385370280.17</text:p>
          </table:table-cell>
          <table:table-cell table:formula="oooc:=[.Y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W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400000000">
            <text:p>3,400,000,000</text:p>
          </table:table-cell>
          <table:table-cell table:formula="oooc:=CEILING(([.R47]-[.U47]/2);[.U47])" office:value-type="float" office:value="10.46">
            <text:p>10.46</text:p>
          </table:table-cell>
          <table:table-cell table:formula="oooc:=[.$D47]*[$globals.$C$34]/[.$K47]" office:value-type="float" office:value="209.2">
            <text:p>209.2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102424671.0272">
            <text:p>2102424671.03</text:p>
          </table:table-cell>
          <table:table-cell table:formula="oooc:=[.Y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W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200000000">
            <text:p>5,200,000,000</text:p>
          </table:table-cell>
          <table:table-cell table:formula="oooc:=CEILING(([.R48]-[.U48]/2);[.U48])" office:value-type="float" office:value="13.11">
            <text:p>13.11</text:p>
          </table:table-cell>
          <table:table-cell table:formula="oooc:=[.$D48]*[$globals.$C$34]/[.$K48]" office:value-type="float" office:value="262.2">
            <text:p>262.2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190619548.14714">
            <text:p>3190619548.15</text:p>
          </table:table-cell>
          <table:table-cell table:formula="oooc:=[.Y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W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800000000">
            <text:p>7,800,000,000</text:p>
          </table:table-cell>
          <table:table-cell table:formula="oooc:=CEILING(([.R49]-[.U49]/2);[.U49])" office:value-type="float" office:value="16.42">
            <text:p>16.42</text:p>
          </table:table-cell>
          <table:table-cell table:formula="oooc:=[.$D49]*[$globals.$C$34]/[.$K49]" office:value-type="float" office:value="328.4">
            <text:p>328.4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842053673.22145">
            <text:p>4842053673.22</text:p>
          </table:table-cell>
          <table:table-cell table:formula="oooc:=[.Y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W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0.58">
            <text:p>20.58</text:p>
          </table:table-cell>
          <table:table-cell table:formula="oooc:=[.$D50]*[$globals.$C$34]/[.$K50]" office:value-type="float" office:value="411.6">
            <text:p>411.6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348254287.46984">
            <text:p>7348254287.47</text:p>
          </table:table-cell>
          <table:table-cell table:formula="oooc:=[.Y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W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7000000000">
            <text:p>27,000,000,000</text:p>
          </table:table-cell>
          <table:table-cell table:formula="oooc:=CEILING(([.R53]-[.U53]/2);[.U53])" office:value-type="float" office:value="10.52">
            <text:p>10.52</text:p>
          </table:table-cell>
          <table:table-cell table:formula="oooc:=[.$D53]*[$globals.$C$34]/[.$K53]" office:value-type="float" office:value="210.4">
            <text:p>210.4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8278967662.7997">
            <text:p>28278967662.8</text:p>
          </table:table-cell>
          <table:table-cell table:formula="oooc:=[.Y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W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1000000000">
            <text:p>41,000,000,000</text:p>
          </table:table-cell>
          <table:table-cell table:formula="oooc:=CEILING(([.R54]-[.U54]/2);[.U54])" office:value-type="float" office:value="13.18">
            <text:p>13.18</text:p>
          </table:table-cell>
          <table:table-cell table:formula="oooc:=[.$D54]*[$globals.$C$34]/[.$K54]" office:value-type="float" office:value="263.6">
            <text:p>263.6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2915890528.5611">
            <text:p>42915890528.56</text:p>
          </table:table-cell>
          <table:table-cell table:formula="oooc:=[.Y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W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2000000000">
            <text:p>62,000,000,000</text:p>
          </table:table-cell>
          <table:table-cell table:formula="oooc:=CEILING(([.R55]-[.U55]/2);[.U55])" office:value-type="float" office:value="16.52">
            <text:p>16.52</text:p>
          </table:table-cell>
          <table:table-cell table:formula="oooc:=[.$D55]*[$globals.$C$34]/[.$K55]" office:value-type="float" office:value="330.4">
            <text:p>330.4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5128744507.9633">
            <text:p>65128744507.96</text:p>
          </table:table-cell>
          <table:table-cell table:formula="oooc:=[.Y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W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4000000000">
            <text:p>94,000,000,000</text:p>
          </table:table-cell>
          <table:table-cell table:formula="oooc:=CEILING(([.R56]-[.U56]/2);[.U56])" office:value-type="float" office:value="20.69">
            <text:p>20.69</text:p>
          </table:table-cell>
          <table:table-cell table:formula="oooc:=[.$D56]*[$globals.$C$34]/[.$K56]" office:value-type="float" office:value="413.8">
            <text:p>413.8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8838758999.0851">
            <text:p>98838758999.09</text:p>
          </table:table-cell>
          <table:table-cell table:formula="oooc:=[.Y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W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5.93">
            <text:p>25.93</text:p>
          </table:table-cell>
          <table:table-cell table:formula="oooc:=[.$D57]*[$globals.$C$34]/[.$K57]" office:value-type="float" office:value="518.6">
            <text:p>518.6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9996754187.158">
            <text:p>149996754187.16</text:p>
          </table:table-cell>
          <table:table-cell table:formula="oooc:=[.Y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W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20000000000">
            <text:p>220,000,000,000</text:p>
          </table:table-cell>
          <table:table-cell table:formula="oooc:=CEILING(([.R58]-[.U58]/2);[.U58])" office:value-type="float" office:value="32.49">
            <text:p>32.49</text:p>
          </table:table-cell>
          <table:table-cell table:formula="oooc:=[.$D58]*[$globals.$C$34]/[.$K58]" office:value-type="float" office:value="649.8">
            <text:p>649.8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7633637800.846">
            <text:p>227633637800.85</text:p>
          </table:table-cell>
          <table:table-cell table:formula="oooc:=[.Y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W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3">02/03/2008</text:date>, <text:time>17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2-03T17:13:03</dc:date>
    <meta:editing-cycles>222</meta:editing-cycles>
    <meta:editing-duration>P16DT0H45M0S</meta:editing-duration>
    <meta:user-defined meta:name="Info 1"/>
    <meta:user-defined meta:name="Info 2"/>
    <meta:user-defined meta:name="Info 3"/>
    <meta:user-defined meta:name="Info 4"/>
    <meta:document-statistic meta:table-count="12" meta:cell-count="622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